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style:style>
    <style:style style:name="P7" style:family="paragraph" style:parent-style-name="body">
      <style:paragraph-properties fo:orphans="2" fo:widows="2"/>
      <style:text-properties style:font-name="Courier New" style:font-name-complex="Courier New1"/>
    </style:style>
    <style:style style:name="P8" style:family="paragraph" style:parent-style-name="Heading_20_2">
      <style:paragraph-properties fo:margin-top="0in" fo:margin-bottom="0.0972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text:display="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0.5in" svg:y="0in">
        <draw:image xlink:href="Pictures/20000007000025F9000000C9F0140E06.wmf" xlink:type="simple" xlink:show="embed" xlink:actuate="onLoad">
          <text:p/>
        </draw:image>
      </draw:frame>
      <draw:frame text:anchor-type="page" text:anchor-page-number="1" draw:z-index="7" draw:name="Picture 6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8" draw:name="Picture 6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9" draw:name="Picture 69"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0" draw:name="Picture 70"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1" draw:name="Picture 71"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2" draw:name="Picture 72"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3" draw:name="Picture 73"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4" draw:name="Picture 74"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5" draw:name="Picture 75"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6" draw:name="Picture 76"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7" draw:name="Picture 77"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8" draw:name="Picture 78" draw:style-name="gr2" draw:text-style-name="P10" svg:width="2.7913in" svg:height="0.135in" svg:x="-0.5in" svg:y="0in">
        <draw:image xlink:href="Pictures/2000000700000FB5000000C94FDA4EAC.wmf" xlink:type="simple" xlink:show="embed" xlink:actuate="onLoad">
          <text:p/>
        </draw:image>
      </draw:frame>
      <draw:frame text:anchor-type="page" text:anchor-page-number="1" draw:z-index="19" draw:name="Picture 79" draw:style-name="gr2" draw:text-style-name="P10" svg:width="2.7913in" svg:height="0.135in" svg:x="-0.5in" svg:y="0in">
        <draw:image xlink:href="Pictures/2000000700000FB5000000C94FDA4EAC.wmf" xlink:type="simple" xlink:show="embed" xlink:actuate="onLoad">
          <text:p/>
        </draw:image>
      </draw:frame>
      <text:h text:style-name="P9" text:outline-level="1"><text:bookmark text:name="R-1024414S"/><text:bookmark text:name="R-1024414"/>InstanceCallbacks</text:h>
      <text:p text:style-name="P4"><text:bookmark text:name="_GoBack"/><draw:frame draw:style-name="fr1" draw:name="graphics1" text:anchor-type="as-char" svg:width="6.5in" svg:height="0.1346in" draw:z-index="20"><draw:image xlink:href="Pictures/20000007000025F9000000C9F0140E06.wmf" xlink:type="simple" xlink:show="embed" xlink:actuate="onLoad"/></draw:frame></text:p>
      <text:p text:style-name="P6">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6">A10-1 REMOVE THIS ASSERTION - Duplicate of A10-2[These methods will be called only on instances for which javax.jdo.InstanceCallbacks.class.isInstance(pc) returns true.]</text:p>
      <text:p text:style-name="P6">A10-2 [These methods will be called only on instances for which the class implements the corresponding callback interface .] For backward compatibility, InstanceCallbacks is redefined as follows:</text:p>
      <text:p text:style-name="P1">package javax.jdo;</text:p>
      <text:p text:style-name="P1">public interface InstanceCallbacks extends </text:p>
      <text:p text:style-name="P1"><text:tab/>javax.jdo.listener.LoadCallback, </text:p>
      <text:p text:style-name="P1"><text:tab/>javax.jdo.listener.StoreCallback, </text:p>
      <text:p text:style-name="P1"><text:tab/>javax.jdo.listener.ClearCallback, </text:p>
      <text:p text:style-name="P1"><text:tab/>javax.jdo.listener.DeleteCallback {</text:p>
      <text:p text:style-name="P1">}</text:p>
      <text:p text:style-name="P1"/>
      <text:p text:style-name="P5"><draw:frame draw:style-name="fr1" draw:name="1" text:anchor-type="as-char" svg:width="2.7917in" svg:height="0.1346in" draw:z-index="1"><draw:image xlink:href="Pictures/2000000700000FB5000000C94FDA4EAC.wmf" xlink:type="simple" xlink:show="embed" xlink:actuate="onLoad"/></draw:frame></text:p>
      <text:h text:style-name="P8" text:outline-level="2">jdoPostLoad</text:h>
      <text:p text:style-name="P2">package javax.jdo.listener;</text:p>
      <text:p text:style-name="P2">public interface LoadCallback {</text:p>
      <text:p text:style-name="P2">void jdoPostLoad();</text:p>
      <text:p text:style-name="P2">}</text:p>
      <text:p text:style-name="P6">A10.1-1 [This method is called after values have been loaded from the <text:span text:style-name="T1">StateManager</text:span> into the instance, if an active fetch group has been defined with the post-load attribute set to true.] Non-persistent fields whose value depends on values of loaded fields should be initialized in this method. A10.1-2 [This method is not modified by the enhancer.] Only fields that are loaded by an active fetch group should be accessed by this method, as other fields are not guaranteed to be initialized. This method might register the instance with other objects in the runtime environment.</text:p>
      <text:p text:style-name="P6">A10.1-3 [The context in which this call is made does not allow access to other persistent JDO instances.]</text:p>
      <text:p text:style-name="P5"><text:soft-page-break/><draw:frame draw:style-name="fr1" draw:name="2" text:anchor-type="as-char" svg:width="2.7917in" svg:height="0.1346in" draw:z-index="2"><draw:image xlink:href="Pictures/2000000700000FB5000000C94FDA4EAC.wmf" xlink:type="simple" xlink:show="embed" xlink:actuate="onLoad"/></draw:frame></text:p>
      <text:h text:style-name="P8" text:outline-level="2">jdoPreStore</text:h>
      <text:p text:style-name="P6">package javax.jdo.listener;</text:p>
      <text:p text:style-name="P6">public interface StoreCallback {</text:p>
      <text:p text:style-name="P7">void jdoPreStore();</text:p>
      <text:p text:style-name="P6">}</text:p>
      <text:p text:style-name="P6">A10.2-1 [This method is called before the values are stored from the instance to the datastore.] This happens during <text:span text:style-name="T1">beforeCompletion</text:span> and <text:span text:style-name="T1">flush for </text:span>persistent-new and persistent-dirty instances of persistence-capable classes that implement <text:span text:style-name="T1">StoreCallback</text:span>. Datastore fields that might have been affected by modified non-persistent fields should be updated in this method. A10.2-2 [This method is modified by the enhancer] so that changes to persistent fields will be reflected in the datastore. </text:p>
      <text:p text:style-name="P6">A10.2-3 [The context in which this call is made allows access to the <text:span text:style-name="T1">PersistenceManager</text:span> and other persistent JDO instances.]</text:p>
      <text:p text:style-name="P6">A10.2-4 [This method is not called for deleted instances.]</text:p>
      <text:p text:style-name="P5"><draw:frame draw:style-name="fr1" draw:name="3" text:anchor-type="as-char" svg:width="2.7917in" svg:height="0.1346in" draw:z-index="3"><draw:image xlink:href="Pictures/2000000700000FB5000000C94FDA4EAC.wmf" xlink:type="simple" xlink:show="embed" xlink:actuate="onLoad"/></draw:frame></text:p>
      <text:h text:style-name="P8" text:outline-level="2">jdoPreClear</text:h>
      <text:p text:style-name="P2">package javax.jdo.listener;</text:p>
      <text:p text:style-name="P2">public interface ClearCallback {</text:p>
      <text:p text:style-name="P2">void jdoPreClear();</text:p>
      <text:p text:style-name="P2">}</text:p>
      <text:p text:style-name="P6">A10.3-1 [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 Non-persistent, non-transactional fields should be cleared in this method. Associations between this instance and others in the runtime environment should be cleared. A10.3-2 [This method is not modified by the enhancer], so access to fields is not mediated.</text:p>
      <text:p text:style-name="P5"><draw:frame draw:style-name="fr1" draw:name="4" text:anchor-type="as-char" svg:width="2.7917in" svg:height="0.1346in" draw:z-index="4"><draw:image xlink:href="Pictures/2000000700000FB5000000C94FDA4EAC.wmf" xlink:type="simple" xlink:show="embed" xlink:actuate="onLoad"/></draw:frame></text:p>
      <text:h text:style-name="P8" text:outline-level="2">jdoPreDelete</text:h>
      <text:p text:style-name="P2">package javax.jdo.listener;</text:p>
      <text:p text:style-name="P2">public interface DeleteCallback {</text:p>
      <text:p text:style-name="P2">void jdoPreDelete();</text:p>
      <text:p text:style-name="P2">}</text:p>
      <text:p text:style-name="P6">A10.4-1 [This method is called during the execution of <text:span text:style-name="T1">deletePersistent</text:span> before the state transition to persistent-deleted or persistent-new-deleted.] A10.4-2 [Access to field values within this call are valid.] A10.4-3 [Access to field values after this call are disallowed.] A10.4-4 [This <text:soft-page-break/>method is modified by the enhancer] so that fields referenced can be used in the business logic of the method.</text:p>
      <text:p text:style-name="P6">To implement a containment aggregate, the user could implement this method to delete contained persistent instances. </text:p>
      <text:p text:style-name="P5"><draw:frame draw:style-name="fr1" draw:name="5" text:anchor-type="as-char" svg:width="2.7917in" svg:height="0.1346in" draw:z-index="5"><draw:image xlink:href="Pictures/2000000700000FB5000000C94FDA4EAC.wmf" xlink:type="simple" xlink:show="embed" xlink:actuate="onLoad"/></draw:frame></text:p>
      <text:h text:style-name="P8" text:outline-level="2">jdoPreDetach and jdoPostDetach</text:h>
      <text:p text:style-name="P2">package javax.jdo.listener;</text:p>
      <text:p text:style-name="P2">public interface DetachCallback {</text:p>
      <text:p text:style-name="P2">void jdoPreDetach();</text:p>
      <text:p text:style-name="P6">A10.5-1 [This method is called during the execution of <text:span text:style-name="T1">detachCopy</text:span> on the persistent instance before the copy is made.]</text:p>
      <text:p text:style-name="P6">public void jdoPostDetach(Object detached);</text:p>
      <text:p text:style-name="P6">A10.5-2 [This method is called during the execution of <text:span text:style-name="T1">detachCopy</text:span> on the detached instance after the copy is made. The parameter is the corresponding persistent instance.]</text:p>
      <text:p text:style-name="P6">}</text:p>
      <text:p text:style-name="P5"><draw:frame draw:style-name="fr1" draw:name="6" text:anchor-type="as-char" svg:width="2.7917in" svg:height="0.1346in" draw:z-index="6"><draw:image xlink:href="Pictures/2000000700000FB5000000C94FDA4EAC.wmf" xlink:type="simple" xlink:show="embed" xlink:actuate="onLoad"/></draw:frame></text:p>
      <text:h text:style-name="P8" text:outline-level="2">jdoPreAttach and jdoPostAttach</text:h>
      <text:p text:style-name="P6">package javax.jdo.listener;</text:p>
      <text:p text:style-name="P6">public interface AttachCallback {</text:p>
      <text:p text:style-name="P2">void jdoPreAttach();</text:p>
      <text:p text:style-name="P6">A10.6-1 [This method is called during the execution of <text:span text:style-name="T1">makePersistent</text:span> on the detached instance before the copy is made.]</text:p>
      <text:p text:style-name="P2">public void jdoPostAttach(Object attached);</text:p>
      <text:p text:style-name="P6">A10.6-2 [This method is called during the execution of <text:span text:style-name="T1">makePersistent</text:span> on the persistent instance after the copy is made. The parameter is the corresponding detached instance.]</text:p>
      <text:p text:style-name="P6">}</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49:39.18</meta:creation-date>
    <meta:editing-duration>PT2M45S</meta:editing-duration>
    <meta:generator>OpenOffice.org/3.4$Win32 OpenOffice.org_project/340m1$Build-9590</meta:generator>
    <dc:title>JDO_Chapter</dc:title>
    <dc:date>2012-06-30T17:21:08.21</dc:date>
    <meta:document-statistic meta:table-count="0" meta:image-count="7" meta:object-count="0" meta:page-count="3" meta:paragraph-count="62" meta:word-count="670" meta:character-count="47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